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73da4" officeooo:paragraph-rsid="00073d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 пошаговой инструкцией всё плохо. Как приложение поймёт какой файл нужно вставить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5:44:08.926000000</meta:creation-date>
    <dc:date>2024-02-23T15:47:01.074000000</dc:date>
    <meta:editing-duration>PT2M53S</meta:editing-duration>
    <meta:editing-cycles>1</meta:editing-cycles>
    <meta:document-statistic meta:table-count="0" meta:image-count="0" meta:object-count="0" meta:page-count="1" meta:paragraph-count="1" meta:word-count="12" meta:character-count="83" meta:non-whitespace-character-count="72"/>
    <meta:generator>LibreOffice/7.5.1.2$Windows_X86_64 LibreOffice_project/fcbaee479e84c6cd81291587d2ee68cba099e129</meta:generator>
  </office:meta>
</office:document-meta>
</file>